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96cm"/>
    </style:style>
    <style:style style:name="gr4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Fine_20_Dotted" svg:stroke-width="0.106cm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8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53cm"/>
    </style:style>
    <style:style style:name="gr8" style:family="graphic" style:parent-style-name="standard">
      <style:graphic-properties svg:stroke-color="#faa61a" draw:fill-color="#f58220" draw:textarea-horizontal-align="justify" draw:textarea-vertical-align="middle" draw:auto-grow-height="false" fo:min-height="0.941cm" fo:min-width="1.406cm"/>
    </style:style>
    <style:style style:name="gr9" style:family="graphic" style:parent-style-name="standard">
      <style:graphic-properties svg:stroke-color="#faa61a" draw:fill-color="#f58220" draw:textarea-horizontal-align="justify" draw:textarea-vertical-align="middle" draw:auto-grow-height="false" fo:min-height="0.941cm" fo:min-width="2.041cm"/>
    </style:style>
    <style:style style:name="gr10" style:family="graphic" style:parent-style-name="standard">
      <style:graphic-properties draw:textarea-horizontal-align="justify" draw:textarea-vertical-align="middle" draw:auto-grow-height="false" fo:min-height="0.941cm" fo:min-width="1.406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aa61a" draw:fill-color="#f58220" draw:textarea-horizontal-align="justify" draw:textarea-vertical-align="middle" draw:auto-grow-height="false" fo:min-height="1.655cm" fo:min-width="4.8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9cm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4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58220"/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color="#ffffff" fo:font-size="15pt" style:font-size-asian="15pt" style:font-size-complex="15pt"/>
    </style:style>
    <style:style style:name="T1" style:family="text">
      <style:text-properties fo:color="#ffffff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36cm" svg:y1="21.137cm" svg:x2="17.094cm" svg:y2="21.138cm">
          <text:p/>
        </draw:line>
        <draw:line draw:style-name="gr1" draw:text-style-name="P1" draw:layer="layout" svg:x1="5.791cm" svg:y1="17.692cm" svg:x2="5.791cm" svg:y2="21.121cm">
          <text:p/>
        </draw:line>
        <draw:line draw:style-name="gr1" draw:text-style-name="P1" draw:layer="layout" svg:x1="15.191cm" svg:y1="17.693cm" svg:x2="15.191cm" svg:y2="21.122cm">
          <text:p/>
        </draw:line>
        <draw:frame draw:style-name="gr2" draw:text-style-name="P2" draw:layer="layout" svg:width="2.085cm" svg:height="0.848cm" svg:x="9.347cm" svg:y="20.105cm">
          <draw:text-box>
            <text:p>dbnet</text:p>
          </draw:text-box>
        </draw:frame>
        <draw:line draw:style-name="gr1" draw:text-style-name="P1" draw:layer="layout" svg:x1="2.678cm" svg:y1="7.896cm" svg:x2="8.901cm" svg:y2="7.912cm">
          <text:p/>
        </draw:line>
        <draw:frame draw:style-name="gr3" draw:text-style-name="P2" draw:layer="layout" svg:width="4.096cm" svg:height="0.848cm" svg:x="0.838cm" svg:y="6.972cm">
          <draw:text-box>
            <text:p>host network</text:p>
          </draw:text-box>
        </draw:frame>
        <draw:line draw:style-name="gr4" draw:text-style-name="P1" draw:layer="layout" svg:x1="5.091cm" svg:y1="7.893cm" svg:x2="5.091cm" svg:y2="11.322cm">
          <text:p/>
        </draw:line>
        <draw:line draw:style-name="gr5" draw:text-style-name="P1" draw:layer="layout" svg:x1="5.091cm" svg:y1="4.394cm" svg:x2="5.091cm" svg:y2="7.823cm">
          <text:p/>
        </draw:line>
        <draw:frame draw:style-name="gr6" draw:text-style-name="P2" draw:layer="layout" svg:width="3.355cm" svg:height="0.848cm" svg:x="5.234cm" svg:y="6.896cm">
          <draw:text-box>
            <text:p>port: 8080</text:p>
          </draw:text-box>
        </draw:frame>
        <draw:frame draw:style-name="gr7" draw:text-style-name="P2" draw:layer="layout" svg:width="2.653cm" svg:height="0.848cm" svg:x="5.191cm" svg:y="9.128cm">
          <draw:text-box>
            <text:p>port: 80</text:p>
          </draw:text-box>
        </draw:frame>
        <draw:custom-shape draw:style-name="gr8" draw:text-style-name="P4" xml:id="id5" draw:id="id5" draw:layer="layout" svg:width="1.905cm" svg:height="1.905cm" svg:x="14.787cm" svg:y="8.918cm">
          <text:p text:style-name="P3"><text:span text:style-name="T1">./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xml:id="id6" draw:id="id6" draw:layer="layout" svg:width="2.54cm" svg:height="1.905cm" svg:x="17.113cm" svg:y="8.918cm">
          <text:p text:style-name="P3"><text:span text:style-name="T1">./initdb.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xml:id="id3" draw:id="id3" draw:layer="layout" svg:width="1.905cm" svg:height="1.905cm" svg:x="12.458cm" svg:y="8.918cm">
          <text:p text:style-name="P3"><text:span text:style-name="T1">./ap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xml:id="id2" draw:id="id2" draw:layer="layout" svg:width="1.905cm" svg:height="1.905cm" svg:x="10.128cm" svg:y="8.918cm">
          <text:p text:style-name="P3"><text:span text:style-name="T1">./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1" draw:layer="layout" draw:type="curve" svg:x1="8.585cm" svg:y1="16.789cm" svg:x2="11.081cm" svg:y2="10.823cm" draw:start-shape="id1" draw:start-glue-point="1" draw:end-shape="id2" draw:end-glue-point="7" svg:d="M8585 16789c1664 0 2496-1988 2496-5966" svg:viewBox="0 0 2497 5967">
          <text:p/>
        </draw:connector>
        <draw:connector draw:style-name="gr11" draw:text-style-name="P1" draw:layer="layout" draw:type="curve" svg:x1="8.585cm" svg:y1="16.789cm" svg:x2="13.411cm" svg:y2="10.823cm" draw:start-shape="id1" draw:start-glue-point="1" draw:end-shape="id3" draw:end-glue-point="7" svg:d="M8585 16789c3218 0 4826-1988 4826-5966" svg:viewBox="0 0 4827 5967">
          <text:p/>
        </draw:connector>
        <draw:custom-shape draw:style-name="gr12" draw:text-style-name="P4" xml:id="id4" draw:id="id4" draw:layer="layout" svg:width="5.334cm" svg:height="1.905cm" svg:x="12.455cm" svg:y="15.837cm">
          <text:p text:style-name="P3"><text:span text:style-name="T1">db (mysql:latest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5.122cm" svg:y1="15.837cm" svg:x2="15.74cm" svg:y2="10.823cm" draw:start-shape="id4" draw:start-glue-point="0" draw:end-shape="id5" draw:end-glue-point="7" svg:d="M15122 15837c0-3760 618-1254 618-5014" svg:viewBox="0 0 619 5015">
          <text:p/>
        </draw:connector>
        <draw:connector draw:style-name="gr11" draw:text-style-name="P1" draw:layer="layout" draw:type="curve" svg:x1="15.122cm" svg:y1="15.837cm" svg:x2="18.383cm" svg:y2="10.823cm" draw:start-shape="id4" draw:start-glue-point="0" draw:end-shape="id6" draw:end-glue-point="7" svg:d="M15122 15837c0-3760 3261-1254 3261-5014" svg:viewBox="0 0 3262 5015">
          <text:p/>
        </draw:connector>
        <draw:frame draw:style-name="gr13" draw:text-style-name="P2" draw:layer="layout" svg:width="3.99cm" svg:height="0.848cm" svg:x="12.903cm" svg:y="7.7cm">
          <draw:text-box>
            <text:p>host storage</text:p>
          </draw:text-box>
        </draw:frame>
        <draw:line draw:style-name="gr1" draw:text-style-name="P1" draw:layer="layout" svg:x1="2.824cm" svg:y1="14.208cm" svg:x2="9.047cm" svg:y2="14.224cm">
          <text:p/>
        </draw:line>
        <draw:line draw:style-name="gr1" draw:text-style-name="P1" draw:layer="layout" svg:x1="5.872cm" svg:y1="14.208cm" svg:x2="5.872cm" svg:y2="15.859cm">
          <text:p/>
        </draw:line>
        <draw:frame draw:style-name="gr2" draw:text-style-name="P2" draw:layer="layout" svg:width="2.085cm" svg:height="0.848cm" svg:x="2.648cm" svg:y="13.405cm">
          <draw:text-box>
            <text:p>lbnet</text:p>
          </draw:text-box>
        </draw:frame>
        <draw:custom-shape draw:style-name="gr14" draw:text-style-name="P5" xml:id="id1" draw:id="id1" draw:layer="layout" svg:width="5.334cm" svg:height="1.905cm" svg:x="3.251cm" svg:y="15.837cm">
          <text:p text:style-name="P3"><text:span text:style-name="T1">web (php:centos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064cm" svg:y1="11.922cm" svg:x2="5.072cm" svg:y2="14.208cm">
          <text:p/>
        </draw:line>
        <draw:custom-shape draw:style-name="gr14" draw:text-style-name="P7" draw:layer="layout" svg:width="5.334cm" svg:height="1.905cm" svg:x="2.451cm" svg:y="10.037cm">
          <text:p text:style-name="P6"><text:span text:style-name="T2">lb</text:span></text:p>
          <text:p text:style-name="P6"><text:span text:style-name="T2">(dockercloud/</text:span><text:span text:style-name="T2">haproxy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ng Lee</meta:initial-creator>
    <meta:creation-date>2018-08-30T10:27:39.594098863</meta:creation-date>
    <dc:date>2018-08-30T16:37:30.966831868</dc:date>
    <dc:creator>Hong Lee</dc:creator>
    <meta:editing-duration>PT14M17S</meta:editing-duration>
    <meta:editing-cycles>3</meta:editing-cycles>
    <meta:generator>LibreOffice/6.0.3.2$Linux_X86_64 LibreOffice_project/00m0$Build-2</meta:generator>
    <meta:document-statistic meta:object-count="26"/>
  </office:meta>
</office:document-meta>
</file>